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/>
    <style:style style:name="T1" style:family="text">
      <style:text-properties fo:font-variant="normal" fo:text-transform="none" fo:color="#000000" style:font-name="Helvetica Neue" fo:font-size="9.75pt" fo:letter-spacing="normal" fo:font-style="normal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language="en" fo:country="US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- Un grupo no determinado de personas ingresan a un concurso de tiro al blanco, donde tienen 3 lanzamientos cada uno, las secciones de puntaje son: 5, 10, 20 y 40 Ptos., si en algún lanzamiento se obtiene 40 ptos. entonces esa persona tendrá un lanzamiento adicional. Al final se suman los puntajes obtenidos por cada lanzamiento a cada uno de los jugadores y se obtiene el vencedor!!!. </text:p>
      <text:p text:style-name="Standard"/>
      <text:p text:style-name="Standard">.- Hacer un programa que reciba cinco numero e imprima: Los numeros introducidos y la cantidad de incidencias. EJ. 5 <text:s/>4 <text:s/>5 <text:s/>2 4. Numeros: 2 una vez, 4 dos veces, cinco 2 veces.</text:p>
      <text:p text:style-name="Standard"/>
      <text:p text:style-name="Standard">.- Hacer un programa que reciba un numero indeterminado de fechas en formato ddmmaaaa (23042016) y las transforme en 23 de Marzo de 2016.</text:p>
      <text:p text:style-name="Standard"/>
      <text:p text:style-name="Standard">.- Hacer un programa que calcule el porcenaje de hombres y mujeres que hay en un grupo de 20 personas (leer 0 para hombres y 1 para mujer).</text:p>
      <text:p text:style-name="Standard"/>
      <text:p text:style-name="Standard">.- Hacer un programa que genere un menu de opciones:</text:p>
      <text:list xml:id="list2397730861970691288" text:style-name="L1">
        <text:list-item>
          <text:p text:style-name="P2"><text:span text:style-name="T4">Leer 10 numeros</text:span></text:p>
        </text:list-item>
        <text:list-item>
          <text:p text:style-name="P2"><text:span text:style-name="T4">Imprimir la sumatoria de los numeros leidos en la opcion 1</text:span></text:p>
        </text:list-item>
        <text:list-item>
          <text:p text:style-name="P2"><text:span text:style-name="T4">Imprimir la media</text:span></text:p>
        </text:list-item>
        <text:list-item>
          <text:p text:style-name="P2"><text:span text:style-name="T4">Imprimir el numero mayor</text:span></text:p>
        </text:list-item>
        <text:list-item>
          <text:p text:style-name="P2"><text:span text:style-name="T4">Imprimir el numero menor</text:span></text:p>
        </text:list-item>
        <text:list-item>
          <text:p text:style-name="P2"><text:span text:style-name="T4">Salir</text:span></text:p>
        </text:list-item>
      </text:list>
      <text:p text:style-name="Standard"/>
      <text:p text:style-name="Standard"/>
      <text:p text:style-name="Standard">.- Adaptar cualquiera de los programas hechos hasta ahora a ciclos iterativos ;)</text:p>
      <text:p text:style-name="Standard"/>
      <text:p text:style-name="P1">NOTA: Recuerden probar con el continue y el break, asi como tambien los casos de pausas (system(“pause”) en devc++ o geany) y comando para limpiar pantalla (system(“clear”), clrscr(), system(“clr”))</text:p>
      <text:p text:style-name="P1"/>
      <text:p text:style-name="P1">NOTA 2: Aprovecho para dejarles esto a los curiosos, para el manejo de colores por si estan aburridos de las pantallas negras con letras blancas</text:p>
      <text:p text:style-name="P1"/>
      <text:p text:style-name="P1"><text:span text:style-name="T1">0 = Negro </text:span><text:line-break/><text:span text:style-name="T1">1 = Azul </text:span><text:line-break/><text:span text:style-name="T1">2 = Verde </text:span><text:line-break/><text:span text:style-name="T1">3 = Aguamarina </text:span><text:line-break/><text:span text:style-name="T1">4 = Rojo </text:span><text:line-break/><text:span text:style-name="T1">5 = Purpura </text:span><text:line-break/><text:span text:style-name="T1">6 = Amarillo </text:span><text:line-break/><text:span text:style-name="T1">7 = Blanco </text:span><text:line-break/><text:span text:style-name="T1">8 = Gris </text:span><text:line-break/><text:span text:style-name="T1">9 = Azul claro </text:span><text:line-break/><text:span text:style-name="T1">A = Verde claro </text:span><text:line-break/><text:span text:style-name="T1">B = Aguamarina claro </text:span><text:line-break/><text:span text:style-name="T1">C = Rojo claro </text:span><text:line-break/><text:span text:style-name="T1">D = Purpura claro </text:span><text:line-break/><text:span text:style-name="T1">E = Amarillo claro </text:span><text:line-break/><text:span text:style-name="T1">F = Blanco brillante </text:span> </text:p>
      <text:p text:style-name="P1"/>
      <text:p text:style-name="P1">system(“color <text:s/>color de pantalla/color de letra”)</text:p>
      <text:p text:style-name="P1">ejemplo: <text:s/>system(“color <text:span text:style-name="T3">F1</text:span>”) <text:s/>//Letras azules sobre fondo blanco</text:p>
      <text:p text:style-name="P1"/>
      <text:p text:style-name="P1">probado en Devc+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ul Rico</meta:initial-creator>
    <meta:creation-date>2016-03-22T12:40:54.99</meta:creation-date>
    <meta:document-statistic meta:table-count="0" meta:image-count="0" meta:object-count="0" meta:page-count="1" meta:paragraph-count="18" meta:word-count="335" meta:character-count="1844"/>
    <dc:date>2016-03-22T13:04:16.51</dc:date>
    <dc:creator>Raul Rico</dc:creator>
    <meta:editing-duration>PT8M11S</meta:editing-duration>
    <meta:editing-cycles>1</meta:editing-cycles>
    <meta:generator>OpenOffice/4.1.1$Win32 OpenOffice.org_project/411m6$Build-9775</meta:generator>
  </office:meta>
</office:document-meta>
</file>